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ISOCPEUR" svg:font-family="ISOCPEUR, Arial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.485cm" fo:margin-right="0cm" fo:text-indent="0cm" style:auto-text-indent="false"/>
      <style:text-properties style:font-name="Times New Roman" fo:font-size="14pt" fo:language="ru" fo:country="RU" fo:font-style="italic" style:font-size-asian="14pt" style:font-style-asian="italic" style:font-size-complex="14pt" style:font-style-complex="italic"/>
    </style:style>
    <style:style style:name="P2" style:family="paragraph" style:parent-style-name="Standard">
      <style:paragraph-properties fo:margin-left="0.51cm" fo:margin-right="0cm" fo:line-height="150%" fo:text-align="center" style:justify-single-word="false" fo:text-indent="-0.363cm" style:auto-text-indent="false">
        <style:tab-stops/>
      </style:paragraph-properties>
      <style:text-properties style:font-name="Times New Roman" fo:font-size="14pt" fo:language="ru" fo:country="RU" fo:font-style="normal" style:font-size-asian="14pt" style:font-style-asian="normal" style:font-size-complex="14pt" style:font-style-complex="normal"/>
    </style:style>
    <style:style style:name="P3" style:family="paragraph" style:parent-style-name="Standard" style:list-style-name="L1">
      <style:paragraph-properties fo:margin-left="0.51cm" fo:margin-right="0.46cm" fo:line-height="150%" fo:text-align="justify" style:justify-single-word="false" fo:text-indent="0cm" style:auto-text-indent="false">
        <style:tab-stops/>
      </style:paragraph-properties>
      <style:text-properties style:font-name="Times New Roman" fo:font-size="14pt" fo:language="en" fo:country="US" style:font-size-asian="14pt" style:font-size-complex="14pt"/>
    </style:style>
    <style:style style:name="P4" style:family="paragraph" style:parent-style-name="Standard" style:list-style-name="L1">
      <style:paragraph-properties fo:margin-left="0.51cm" fo:margin-right="0.46cm" fo:line-height="150%" fo:text-align="start" style:justify-single-word="false" fo:text-indent="0cm" style:auto-text-indent="false">
        <style:tab-stops/>
      </style:paragraph-properties>
      <style:text-properties style:font-name="Times New Roman" fo:font-size="14pt" fo:language="en" fo:country="US" style:font-size-asian="14pt" style:font-size-complex="14pt"/>
    </style:style>
    <style:style style:name="P5" style:family="paragraph" style:parent-style-name="Standard" style:list-style-name="L1">
      <style:paragraph-properties fo:margin-left="0.51cm" fo:margin-right="0.46cm" fo:line-height="150%" fo:text-align="justify" style:justify-single-word="false" fo:text-indent="0cm" style:auto-text-indent="false">
        <style:tab-stops/>
      </style:paragraph-properties>
      <style:text-properties style:font-name="Times New Roman" fo:font-size="14pt" fo:language="ru" fo:country="RU" fo:font-style="normal" style:font-size-asian="14pt" style:font-style-asian="normal" style:font-size-complex="14pt" style:font-style-complex="normal"/>
    </style:style>
    <style:style style:name="P6" style:family="paragraph">
      <style:paragraph-properties style:writing-mode="lr-tb"/>
    </style:style>
    <style:style style:name="P7" style:family="paragraph">
      <style:paragraph-properties fo:text-align="center" style:writing-mode="lr-tb"/>
      <style:text-properties fo:font-size="24pt"/>
    </style:style>
    <style:style style:name="P8" style:family="paragraph">
      <style:paragraph-properties fo:text-align="center"/>
    </style:style>
    <style:style style:name="P9" style:family="paragraph">
      <style:paragraph-properties fo:text-align="center" style:writing-mode="lr-tb"/>
    </style:style>
    <style:style style:name="P10" style:family="paragraph">
      <style:paragraph-properties fo:text-align="center">
        <style:tab-stops/>
      </style:paragraph-properties>
    </style:style>
    <style:style style:name="P11" style:family="paragraph">
      <style:paragraph-properties fo:text-align="center" style:writing-mode="lr-tb">
        <style:tab-stops/>
      </style:paragraph-properties>
      <style:text-properties fo:font-size="8pt" style:font-size-asian="8pt" style:font-size-complex="8pt"/>
    </style:style>
    <style:style style:name="P12" style:family="paragraph">
      <style:paragraph-properties fo:margin-left="0.499cm" fo:margin-right="0cm" fo:line-height="150%" fo:text-align="center" fo:text-indent="0cm"/>
    </style:style>
    <style:style style:name="P13" style:family="paragraph">
      <style:paragraph-properties fo:text-align="center" style:writing-mode="lr-tb"/>
      <style:text-properties fo:font-weight="normal" style:font-weight-asian="normal" style:font-weight-complex="normal"/>
    </style:style>
    <style:style style:name="T1" style:family="text">
      <style:text-properties style:use-window-font-color="true" style:font-name="ISOCPEUR" fo:font-size="9pt" fo:language="uk" fo:country="UA" fo:font-style="italic" style:font-name-asian="Arial" style:font-size-asian="9pt" style:font-style-asian="italic" style:font-name-complex="Calibri" style:font-size-complex="10pt" style:language-complex="ar" style:country-complex="SA"/>
    </style:style>
    <style:style style:name="T2" style:family="text">
      <style:text-properties style:use-window-font-color="true" style:font-name="ISOCPEUR" fo:font-size="8pt" fo:language="uk" fo:country="UA" fo:font-style="italic" style:font-name-asian="Arial" style:font-size-asian="8pt" style:font-style-asian="italic" style:font-name-complex="Calibri" style:font-size-complex="8pt" style:language-complex="ar" style:country-complex="SA"/>
    </style:style>
    <style:style style:name="T3" style:family="text">
      <style:text-properties style:use-window-font-color="true" style:font-name="ISOCPEUR" fo:font-size="12pt" fo:language="ru" fo:country="RU" fo:font-style="italic" style:font-name-asian="Arial" style:font-size-asian="12pt" style:font-style-asian="italic" style:font-name-complex="Calibri" style:font-size-complex="10pt" style:language-complex="ar" style:country-complex="SA"/>
    </style:style>
    <style:style style:name="T4" style:family="text">
      <style:text-properties style:use-window-font-color="true" style:font-name="ISOCPEUR" fo:font-size="14pt" fo:language="ru" fo:country="RU" fo:font-style="italic" fo:font-weight="normal" style:font-name-asian="Arial" style:font-size-asian="14pt" style:font-style-asian="italic" style:font-weight-asian="normal" style:font-name-complex="Calibri" style:font-size-complex="10pt" style:language-complex="ar" style:country-complex="SA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fo:margin-left="0.319cm" fo:margin-right="0.319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71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style:run-through="foreground"/>
    </style:style>
    <style:style style:name="gr3" style:family="graphic">
      <style:graphic-properties draw:stroke="solid" svg:stroke-width="0.035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style:run-through="foreground"/>
    </style:style>
    <style:style style:name="gr4" style:family="graphic">
      <style:graphic-properties draw:stroke="none" draw:fill="none" draw:fill-color="#ffffff" draw:textarea-horizontal-align="justify" draw:textarea-vertical-align="middle" draw:auto-grow-height="false" draw:auto-grow-width="false" fo:padding-top="0.035cm" fo:padding-bottom="0.035cm" fo:padding-left="0.035cm" fo:padding-right="0.035cm" fo:wrap-option="wrap" draw:shadow="hidden" style:run-through="fore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g text:anchor-type="page" text:anchor-page-number="1" draw:z-index="0" draw:style-name="gr1">
        <draw:custom-shape draw:style-name="gr2" draw:text-style-name="P6" svg:width="18.47cm" svg:height="28.618cm" svg:x="2cm" svg:y="0.53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7" svg:x1="3.009cm" svg:y1="27.647cm" svg:x2="3.011cm" svg:y2="29.134cm">
          <text:p/>
        </draw:line>
        <draw:line draw:style-name="gr2" draw:text-style-name="P7" svg:x1="2.009cm" svg:y1="27.633cm" svg:x2="20.448cm" svg:y2="27.633cm">
          <text:p/>
        </draw:line>
        <draw:line draw:style-name="gr2" draw:text-style-name="P7" svg:x1="4.016cm" svg:y1="27.647cm" svg:x2="4.018cm" svg:y2="29.134cm">
          <text:p/>
        </draw:line>
        <draw:line draw:style-name="gr2" draw:text-style-name="P7" svg:x1="6.538cm" svg:y1="27.647cm" svg:x2="6.54cm" svg:y2="29.134cm">
          <text:p/>
        </draw:line>
        <draw:line draw:style-name="gr2" draw:text-style-name="P7" svg:x1="8.054cm" svg:y1="27.661cm" svg:x2="8.056cm" svg:y2="29.134cm">
          <text:p/>
        </draw:line>
        <draw:line draw:style-name="gr2" draw:text-style-name="P7" svg:x1="9.063cm" svg:y1="27.647cm" svg:x2="9.065cm" svg:y2="29.12cm">
          <text:p/>
        </draw:line>
        <draw:line draw:style-name="gr2" draw:text-style-name="P7" svg:x1="19.458cm" svg:y1="27.647cm" svg:x2="19.462cm" svg:y2="29.134cm">
          <text:p/>
        </draw:line>
        <draw:line draw:style-name="gr3" draw:text-style-name="P7" svg:x1="2.009cm" svg:y1="28.134cm" svg:x2="9.046cm" svg:y2="28.136cm">
          <text:p/>
        </draw:line>
        <draw:line draw:style-name="gr2" draw:text-style-name="P7" svg:x1="2.009cm" svg:y1="28.642cm" svg:x2="9.046cm" svg:y2="28.642cm">
          <text:p/>
        </draw:line>
        <draw:line draw:style-name="gr3" draw:text-style-name="P7" svg:x1="19.47cm" svg:y1="28.141cm" svg:x2="20.458cm" svg:y2="28.141cm">
          <text:p/>
        </draw:line>
        <draw:frame draw:style-name="gr4" draw:text-style-name="P9" svg:width="0.923cm" svg:height="0.442cm" svg:x="2.049cm" svg:y="28.663cm">
          <draw:text-box>
            <text:p text:style-name="P8"><text:span text:style-name="T1">Изм.</text:span></text:p>
          </draw:text-box>
        </draw:frame>
        <draw:frame draw:style-name="gr4" draw:text-style-name="P9" svg:width="0.925cm" svg:height="0.442cm" svg:x="3.048cm" svg:y="28.663cm">
          <draw:text-box>
            <text:p text:style-name="P8"><text:span text:style-name="T1">Лист</text:span></text:p>
          </draw:text-box>
        </draw:frame>
        <draw:frame draw:style-name="gr4" draw:text-style-name="P9" svg:width="2.375cm" svg:height="0.442cm" svg:x="4.094cm" svg:y="28.663cm">
          <draw:text-box>
            <text:p text:style-name="P8"><text:span text:style-name="T1">№ </text:span><text:span text:style-name="T1">докум.</text:span></text:p>
          </draw:text-box>
        </draw:frame>
        <draw:frame draw:style-name="gr4" draw:text-style-name="P11" svg:width="1.415cm" svg:height="0.442cm" svg:x="6.6cm" svg:y="28.663cm">
          <draw:text-box>
            <text:p text:style-name="P10"><text:span text:style-name="T2">Подпись</text:span></text:p>
          </draw:text-box>
        </draw:frame>
        <draw:frame draw:style-name="gr4" draw:text-style-name="P9" svg:width="0.923cm" svg:height="0.442cm" svg:x="8.098cm" svg:y="28.663cm">
          <draw:text-box>
            <text:p text:style-name="P8"><text:span text:style-name="T1">Дата</text:span></text:p>
          </draw:text-box>
        </draw:frame>
        <draw:frame draw:style-name="gr4" draw:text-style-name="P9" svg:width="0.925cm" svg:height="0.442cm" svg:x="19.498cm" svg:y="27.686cm">
          <draw:text-box>
            <text:p text:style-name="P8"><text:span text:style-name="T1">Лист</text:span></text:p>
          </draw:text-box>
        </draw:frame>
        <draw:frame draw:style-name="gr4" draw:text-style-name="P9" svg:width="0.925cm" svg:height="0.604cm" svg:x="19.498cm" svg:y="28.34cm">
          <draw:text-box>
            <text:p text:style-name="P8"><text:span text:style-name="T3">15</text:span></text:p>
          </draw:text-box>
        </draw:frame>
        <draw:frame draw:style-name="gr4" draw:text-style-name="P13" svg:width="10.226cm" svg:height="0.683cm" svg:x="9.151cm" svg:y="28.037cm">
          <draw:text-box>
            <text:p text:style-name="P12"><text:span text:style-name="T4">КР-НГТУ-210200.62-(АВР 09-1)-08-12</text:span></text:p>
          </draw:text-box>
        </draw:frame>
      </draw:g>
      <text:p text:style-name="P1"/>
      <text:p text:style-name="P2">Литература</text:p>
      <text:list xml:id="list2986838724964878858" text:style-name="L1">
        <text:list-item>
          <text:p text:style-name="P5">Баскаков, С.И. «Радиотехнические цени и сигналы: Руководство к решению задач». - М.: Высшая школа, 2002</text:p>
        </text:list-item>
        <text:list-item>
          <text:p text:style-name="P5">Методические указания к практическим занятиям по курсу ОРЭС (в 2-х частях)/Сост. Ямпурин Н.П. – Арзамас: АПИ НГТУ, 2008</text:p>
        </text:list-item>
        <text:list-item>
          <text:p text:style-name="P5">Нефёдов, В.И. Основы радиоэлектроники и связи.: Учебник для вузов. - М.: Высшая школа, 2002</text:p>
        </text:list-item>
        <text:list-item>
          <text:p text:style-name="P5">Сапаров, В.Е. Системы стандартов в электросвязи и радиоэлектронике / В.Е. Сапаров, М.А. Максимов — М.: Радио и связь, 1985</text:p>
        </text:list-item>
        <text:list-item>
          <text:p text:style-name="P5">Баев, Е.Ф. Индуктивные элементы с ферромагнитными сердечниками / Е.Ф. Баев, Л.А. Фоменко, В.С. Цимбалюк. – М.: Сов. Радио, 1976</text:p>
        </text:list-item>
        <text:list-item>
          <text:p text:style-name="P3">Official gnuplot online documentation <text:a xlink:type="simple" xlink:href="http://www.gnuplot.info/documentation.html">http://www.gnuplot.info/documentation.html</text:a></text:p>
        </text:list-item>
        <text:list-item>
          <text:p text:style-name="P4">The OpenOffice.org Documentation <text:a xlink:type="simple" xlink:href="http://wiki.openoffice.org/wiki/Documentation">http://wiki.openoffice.org/wiki/Documentation</text:a></text:p>
          <text:p text:style-name="P4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ISOCPEUR" svg:font-family="ISOCPEUR, Arial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Lucida Sans Unicode" style:font-size-asian="18pt" style:font-weight-asian="bold" style:font-name-complex="Tahoma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Lucida Sans Unicode" style:font-size-asian="24pt" style:font-weight-asian="bold" style:font-name-complex="Tahoma" style:font-size-complex="2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2cm" fo:margin-right="0.499cm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umanoed </meta:initial-creator>
    <meta:creation-date>2010-05-18T08:43:14</meta:creation-date>
    <dc:date>2012-12-22T15:35:50.71</dc:date>
    <dc:creator>Ruslan Murtazin</dc:creator>
    <meta:editing-duration>PT1H23M31S</meta:editing-duration>
    <meta:editing-cycles>16</meta:editing-cycles>
    <meta:generator>OpenOffice.org/3.4.1$Win32 OpenOffice.org_project/341m1$Build-9593</meta:generator>
    <meta:document-statistic meta:table-count="0" meta:image-count="0" meta:object-count="0" meta:page-count="1" meta:paragraph-count="8" meta:word-count="102" meta:character-count="744"/>
  </office:meta>
</office:document-meta>
</file>